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24.5" calcext:value-type="float">
            <text:p>24.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17.5" calcext:value-type="float">
            <text:p>17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26.5" calcext:value-type="float">
            <text:p>26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table:number-columns-repeated="2"/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 style:data-style-name="N2" text:time-value="10:43:52.699829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1-17T10:45:42.150430708</dc:date>
    <meta:editing-duration>PT32M38S</meta:editing-duration>
    <meta:editing-cycles>26</meta:editing-cycles>
    <meta:generator>LibreOffice/6.4.7.2$Linux_X86_64 LibreOffice_project/40$Build-2</meta:generator>
    <meta:document-statistic meta:table-count="1" meta:cell-count="137" meta:object-count="0"/>
  </office:meta>
</office:document-meta>
</file>